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NLTK</text:p>
          </table:table-cell>
          <table:table-cell table:style-name="Default" office:value-type="string" calcext:value-type="string">
            <text:p>CORRECTED</text:p>
          </table:table-cell>
        </table:table-row>
        <table:table-row table:style-name="ro1">
          <table:table-cell office:value-type="string" calcext:value-type="string">
            <text:p>Hello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UH</text:p>
          </table:table-cell>
        </table:table-row>
        <table:table-row table:style-name="ro1">
          <table:table-cell office:value-type="string" calcext:value-type="string">
            <text:p>everyone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table:number-columns-repeated="3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oday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's</text:p>
          </table:table-cell>
          <table:table-cell table:number-columns-repeated="2" office:value-type="string" calcext:value-type="string">
            <text:p>POS</text:p>
          </table:table-cell>
        </table:table-row>
        <table:table-row table:style-name="ro1">
          <table:table-cell office:value-type="string" calcext:value-type="string">
            <text:p>module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e</text:p>
          </table:table-cell>
          <table:table-cell table:number-columns-repeated="2" office:value-type="string" calcext:value-type="string">
            <text:p>PRP</text:p>
          </table:table-cell>
        </table:table-row>
        <table:table-row table:style-name="ro1">
          <table:table-cell office:value-type="string" calcext:value-type="string">
            <text:p>will</text:p>
          </table:table-cell>
          <table:table-cell table:number-columns-repeated="2"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discuss</text:p>
          </table:table-cell>
          <table:table-cell table:number-columns-repeated="2"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about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ntroduction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rimary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objective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table:number-columns-repeated="2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module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table:number-columns-repeated="2"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introduce</text:p>
          </table:table-cell>
          <table:table-cell table:number-columns-repeated="2"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progression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learn</text:p>
          </table:table-cell>
          <table:table-cell table:number-columns-repeated="2"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scope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recognize</text:p>
          </table:table-cell>
          <table:table-cell table:number-columns-repeated="2"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role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biologist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table:number-columns-repeated="2"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table:number-columns-repeated="2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module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table:number-columns-repeated="3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you</text:p>
          </table:table-cell>
          <table:table-cell table:number-columns-repeated="2" office:value-type="string" calcext:value-type="string">
            <text:p>PRP</text:p>
          </table:table-cell>
        </table:table-row>
        <table:table-row table:style-name="ro1">
          <table:table-cell office:value-type="string" calcext:value-type="string">
            <text:p>will</text:p>
          </table:table-cell>
          <table:table-cell table:number-columns-repeated="2"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learn</text:p>
          </table:table-cell>
          <table:table-cell table:number-columns-repeated="2"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table:number-columns-repeated="2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mportant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historical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evelopment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role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icroorganism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like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ermentation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table:number-columns-repeated="3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eservation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table:number-columns-repeated="3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oodborne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illnesse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table:number-columns-repeated="3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poilage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table:number-columns-repeated="3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emergence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table:number-columns-repeated="3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scope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lmost</text:p>
          </table:table-cell>
          <table:table-cell table:number-columns-repeated="2"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every</text:p>
          </table:table-cell>
          <table:table-cell table:number-columns-repeated="2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oduct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has</text:p>
          </table:table-cell>
          <table:table-cell table:number-columns-repeated="2"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certain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kind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icroorganism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ach</text:p>
          </table:table-cell>
          <table:table-cell table:number-columns-repeated="2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microorganism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has</text:p>
          </table:table-cell>
          <table:table-cell table:number-columns-repeated="2"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its</text:p>
          </table:table-cell>
          <table:table-cell table:number-columns-repeated="2" office:value-type="string" calcext:value-type="string">
            <text:p>PRP$</text:p>
          </table:table-cell>
        </table:table-row>
        <table:table-row table:style-name="ro1">
          <table:table-cell office:value-type="string" calcext:value-type="string">
            <text:p>different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role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their</text:p>
          </table:table-cell>
          <table:table-cell table:number-columns-repeated="2" office:value-type="string" calcext:value-type="string">
            <text:p>PRP$</text:p>
          </table:table-cell>
        </table:table-row>
        <table:table-row table:style-name="ro1">
          <table:table-cell office:value-type="string" calcext:value-type="string">
            <text:p>presence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number-columns-repeated="2"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influence</text:p>
          </table:table-cell>
          <table:table-cell table:number-columns-repeated="2"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m</text:p>
          </table:table-cell>
          <table:table-cell table:number-columns-repeated="2" office:value-type="string" calcext:value-type="string">
            <text:p>PRP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table:number-columns-repeated="2"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desirable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role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like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ermentation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table:number-columns-repeated="3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While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cause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poilage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disease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ncient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table:number-columns-repeated="3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people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used</text:p>
          </table:table-cell>
          <table:table-cell table:number-columns-repeated="2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several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ethod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ermentation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table:number-columns-repeated="3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spoilage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preservation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relationship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etween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icroorganism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table:number-columns-repeated="2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table:number-columns-repeated="2"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established</text:p>
          </table:table-cell>
          <table:table-cell table:number-columns-repeated="2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efore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hundred</text:p>
          </table:table-cell>
          <table:table-cell table:number-columns-repeated="2" office:value-type="string" calcext:value-type="string">
            <text:p>CD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table:number-columns-repeated="3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table:number-columns-repeated="2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discussed</text:p>
          </table:table-cell>
          <table:table-cell table:number-columns-repeated="2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about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yeast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hich</text:p>
          </table:table-cell>
          <table:table-cell table:number-columns-repeated="2" office:value-type="string" calcext:value-type="string">
            <text:p>WDT</text:p>
          </table:table-cell>
        </table:table-row>
        <table:table-row table:style-name="ro1">
          <table:table-cell office:value-type="string" calcext:value-type="string">
            <text:p>appeared</text:p>
          </table:table-cell>
          <table:table-cell table:number-columns-repeated="2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lcoholic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ermentation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CC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table:number-columns-repeated="2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TO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2" office:value-type="string" calcext:value-type="string">
            <text:p>CD</text:p>
          </table:table-cell>
        </table:table-row>
        <table:table-row table:style-name="ro1">
          <table:table-cell table:number-columns-repeated="3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Pasteur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tated</text:p>
          </table:table-cell>
          <table:table-cell table:number-columns-repeated="2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chemical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onversion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table:number-columns-repeated="2" office:value-type="string" calcext:value-type="string">
            <text:p>WDT</text:p>
          </table:table-cell>
        </table:table-row>
        <table:table-row table:style-name="ro1">
          <table:table-cell office:value-type="string" calcext:value-type="string">
            <text:p>takes</text:p>
          </table:table-cell>
          <table:table-cell table:number-columns-repeated="2"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place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beverage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table:number-columns-repeated="3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microorganism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table:number-columns-repeated="2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responsible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se</text:p>
          </table:table-cell>
          <table:table-cell table:number-columns-repeated="2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discoverie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table:number-columns-repeated="2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considered</text:p>
          </table:table-cell>
          <table:table-cell table:number-columns-repeated="2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table:number-columns-repeated="2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mportant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ilestone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evolution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Later</text:p>
          </table:table-cell>
          <table:table-cell table:number-columns-repeated="2"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any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iscoverie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table:number-columns-repeated="2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made</text:p>
          </table:table-cell>
          <table:table-cell table:number-columns-repeated="2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about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activity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potential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role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icroorganism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preserving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table:number-columns-repeated="3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spoiling</text:p>
          </table:table-cell>
          <table:table-cell table:number-columns-repeated="2"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poisoning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table:number-columns-repeated="3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sprea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globally</text:p>
          </table:table-cell>
          <table:table-cell table:number-columns-repeated="2" office:value-type="string" calcext:value-type="string">
            <text:p>RB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ound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2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B.C.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table:number-columns-repeated="3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griculture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husbandry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table:number-columns-repeated="2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adopted</text:p>
          </table:table-cell>
          <table:table-cell table:number-columns-repeated="2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early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ivilization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Between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2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TO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B.C.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table:number-columns-repeated="3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different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raditional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ethod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preserving</text:p>
          </table:table-cell>
          <table:table-cell table:number-columns-repeated="2"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food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such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drying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table:number-columns-repeated="3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ooking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table:number-columns-repeated="3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baking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table:number-columns-repeated="3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smoking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table:number-columns-repeated="3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salting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table:number-columns-repeated="3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sugaring</text:p>
          </table:table-cell>
          <table:table-cell table:number-columns-repeated="2"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honey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table:number-columns-repeated="3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ice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table:number-columns-repeated="3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storage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pit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table:number-columns-repeated="3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ermentation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grain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table:number-columns-repeated="3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ruit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table:number-columns-repeated="3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table:number-columns-repeated="3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pickling</text:p>
          </table:table-cell>
          <table:table-cell table:number-columns-repeated="2"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spicing</text:p>
          </table:table-cell>
          <table:table-cell table:number-columns-repeated="2"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table:number-columns-repeated="2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used</text:p>
          </table:table-cell>
          <table:table-cell table:number-columns-repeated="2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mainly</text:p>
          </table:table-cell>
          <table:table-cell table:number-columns-repeated="2"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diminish</text:p>
          </table:table-cell>
          <table:table-cell table:number-columns-repeated="2"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spoilage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ractice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ermentation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table:number-columns-repeated="2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commonly</text:p>
          </table:table-cell>
          <table:table-cell table:number-columns-repeated="2"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used</text:p>
          </table:table-cell>
          <table:table-cell table:number-columns-repeated="2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any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ommunitie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preserving</text:p>
          </table:table-cell>
          <table:table-cell table:number-columns-repeated="2"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food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produce</text:p>
          </table:table-cell>
          <table:table-cell table:number-columns-repeated="2"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different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kind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popular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ood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using</text:p>
          </table:table-cell>
          <table:table-cell table:number-columns-repeated="2"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fruit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table:number-columns-repeated="3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vegetable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ound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CD</text:p>
          </table:table-cell>
        </table:table-row>
        <table:table-row table:style-name="ro1">
          <table:table-cell table:number-columns-repeated="3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fter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ubiquitous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cceptance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existence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yeast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Leeuwenhoek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table:number-columns-repeated="3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researcher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explored</text:p>
          </table:table-cell>
          <table:table-cell table:number-columns-repeated="2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otential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role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uch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icroorganism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different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ype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erm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ermentation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table:number-columns-repeated="3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spoilage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illnesse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ssociated</text:p>
          </table:table-cell>
          <table:table-cell table:number-columns-repeated="2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number-columns-repeated="2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's</text:p>
          </table:table-cell>
          <table:table-cell table:number-columns-repeated="2" office:value-type="string" calcext:value-type="string">
            <text:p>POS</text:p>
          </table:table-cell>
        </table:table-row>
        <table:table-row table:style-name="ro1">
          <table:table-cell table:number-columns-repeated="3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Pasteur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initiated</text:p>
          </table:table-cell>
          <table:table-cell table:number-columns-repeated="2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ossible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pplication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role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icroorganism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lso</text:p>
          </table:table-cell>
          <table:table-cell table:number-columns-repeated="2"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proved</text:p>
          </table:table-cell>
          <table:table-cell table:number-columns-repeated="2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their</text:p>
          </table:table-cell>
          <table:table-cell table:number-columns-repeated="2" office:value-type="string" calcext:value-type="string">
            <text:p>PRP$</text:p>
          </table:table-cell>
        </table:table-row>
        <table:table-row table:style-name="ro1">
          <table:table-cell office:value-type="string" calcext:value-type="string">
            <text:p>scientific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evidence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bove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mentioned</text:p>
          </table:table-cell>
          <table:table-cell table:number-columns-repeated="2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finding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paved</text:p>
          </table:table-cell>
          <table:table-cell table:number-columns-repeated="2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ath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further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evelopment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early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20th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entury\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Few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ajor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evelopment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most</text:p>
          </table:table-cell>
          <table:table-cell table:number-columns-repeated="2" office:value-type="string" calcext:value-type="string">
            <text:p>RBS</text:p>
          </table:table-cell>
        </table:table-row>
        <table:table-row table:style-name="ro1">
          <table:table-cell office:value-type="string" calcext:value-type="string">
            <text:p>significant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ate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table:number-columns-repeated="3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event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contribution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cientist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poilage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table:number-columns-repeated="3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oisoning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table:number-columns-repeated="3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preservation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table:number-columns-repeated="3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Microbiological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echnique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legislation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table:number-columns-repeated="2"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described</text:p>
          </table:table-cell>
          <table:table-cell table:number-columns-repeated="2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20th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century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mportant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iscoverie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development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poilage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2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TO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2" office:value-type="string" calcext:value-type="string">
            <text:p>CD</text:p>
          </table:table-cell>
        </table:table-row>
        <table:table-row table:style-name="ro1">
          <table:table-cell table:number-columns-repeated="3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Existence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table:number-columns-repeated="2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confirmed</text:p>
          </table:table-cell>
          <table:table-cell table:number-columns-repeated="2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Kircher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Yeast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ell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table:number-columns-repeated="2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firstly</text:p>
          </table:table-cell>
          <table:table-cell table:number-columns-repeated="2"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observed</text:p>
          </table:table-cell>
          <table:table-cell table:number-columns-repeated="2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Leeuwenhoek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2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TO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D</text:p>
          </table:table-cell>
        </table:table-row>
        <table:table-row table:style-name="ro1">
          <table:table-cell table:number-columns-repeated="3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dentification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lactic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ci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ci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our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cheele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TO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 office:value-type="string" calcext:value-type="string">
            <text:p>CD</text:p>
          </table:table-cell>
        </table:table-row>
        <table:table-row table:style-name="ro1">
          <table:table-cell table:number-columns-repeated="3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Slimy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beet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juice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examined</text:p>
          </table:table-cell>
          <table:table-cell table:number-columns-repeated="2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Kircher\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Souring</text:p>
          </table:table-cell>
          <table:table-cell table:number-columns-repeated="2"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due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rganism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which</text:p>
          </table:table-cell>
          <table:table-cell table:number-columns-repeated="2" office:value-type="string" calcext:value-type="string">
            <text:p>WDT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table:number-columns-repeated="2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demonstrated</text:p>
          </table:table-cell>
          <table:table-cell table:number-columns-repeated="2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Pasteur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ripening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table:number-columns-repeated="2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similar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alcoholic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organic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cid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fermentation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table:number-columns-repeated="2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confirmed</text:p>
          </table:table-cell>
          <table:table-cell table:number-columns-repeated="2" office:value-type="string" calcext:value-type="string">
            <text:p>VBN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icrobial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eterioration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egg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Gayon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ure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ulture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Lactococcus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Lactis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table:number-columns-repeated="2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table:number-columns-repeated="2"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isolated</text:p>
          </table:table-cell>
          <table:table-cell table:number-columns-repeated="2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Lister.ter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bility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pure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ulture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grow</text:p>
          </table:table-cell>
          <table:table-cell table:number-columns-repeated="2"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0°C</text:p>
          </table:table-cell>
          <table:table-cell table:number-columns-repeated="2" office:value-type="string" calcext:value-type="string">
            <text:p>CD</text:p>
          </table:table-cell>
        </table:table-row>
        <table:table-row table:style-name="ro1">
          <table:table-cell table:number-columns-repeated="3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demonstrated</text:p>
          </table:table-cell>
          <table:table-cell table:number-columns-repeated="2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rster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Study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rmophilic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spoilage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canned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orn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due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improper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heat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ocessing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table:number-columns-repeated="2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discovered</text:p>
          </table:table-cell>
          <table:table-cell table:number-columns-repeated="2" office:value-type="string" calcext:value-type="string">
            <text:p>VBN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T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CD</text:p>
          </table:table-cell>
        </table:table-row>
        <table:table-row table:style-name="ro1">
          <table:table-cell table:number-columns-repeated="3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table:number-columns-repeated="3" office:value-type="string" calcext:value-type="string">
            <text:p>``</text:p>
          </table:table-cell>
        </table:table-row>
        <table:table-row table:style-name="ro1">
          <table:table-cell office:value-type="string" calcext:value-type="string">
            <text:p>Osmophilic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table:number-columns-repeated="3" office:value-type="string" calcext:value-type="string">
            <text:p>''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CC</text:p>
          </table:table-cell>
        </table:table-row>
        <table:table-row table:style-name="ro1">
          <table:table-cell table:number-columns-repeated="3" office:value-type="string" calcext:value-type="string">
            <text:p>``</text:p>
          </table:table-cell>
        </table:table-row>
        <table:table-row table:style-name="ro1">
          <table:table-cell office:value-type="string" calcext:value-type="string">
            <text:p>psychrophile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table:number-columns-repeated="3" office:value-type="string" calcext:value-type="string">
            <text:p>''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table:number-columns-repeated="2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used</text:p>
          </table:table-cell>
          <table:table-cell table:number-columns-repeated="2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solation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acillus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coagulan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coagulated</text:p>
          </table:table-cell>
          <table:table-cell office:value-type="string" calcext:value-type="string">
            <text:p>VB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table:number-columns-repeated="2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performed</text:p>
          </table:table-cell>
          <table:table-cell table:number-columns-repeated="2" office:value-type="string" calcext:value-type="string">
            <text:p>VBN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mportant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iscoverie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development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oisoning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table:number-columns-repeated="3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TO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 office:value-type="string" calcext:value-type="string">
            <text:p>CD</text:p>
          </table:table-cell>
        </table:table-row>
        <table:table-row table:style-name="ro1">
          <table:table-cell table:number-columns-repeated="3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Sausage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oisoning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its</text:p>
          </table:table-cell>
          <table:table-cell table:number-columns-repeated="2" office:value-type="string" calcext:value-type="string">
            <text:p>PRP$</text:p>
          </table:table-cell>
        </table:table-row>
        <table:table-row table:style-name="ro1">
          <table:table-cell office:value-type="string" calcext:value-type="string">
            <text:p>fatality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table:number-columns-repeated="2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described</text:p>
          </table:table-cell>
          <table:table-cell table:number-columns-repeated="2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Justinus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Kerner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ransmitter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yphoi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ever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table:number-columns-repeated="2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reported</text:p>
          </table:table-cell>
          <table:table-cell table:number-columns-repeated="2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W.Taylor\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Isolation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almonella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enteritidis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eat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Clostridium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botulinum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table:number-columns-repeated="2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discovered</text:p>
          </table:table-cell>
          <table:table-cell table:number-columns-repeated="2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Ermengem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T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CD</text:p>
          </table:table-cell>
        </table:table-row>
        <table:table-row table:style-name="ro1">
          <table:table-cell table:number-columns-repeated="3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Clostridium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otulinum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table:number-columns-repeated="3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train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table:number-columns-repeated="2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documented</text:p>
          </table:table-cell>
          <table:table-cell table:number-columns-repeated="2" office:value-type="string" calcext:value-type="string">
            <text:p>VBN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oisoning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acillus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Cereus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reported\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aralytic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shellfish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oisoning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reported</text:p>
          </table:table-cell>
          <table:table-cell table:number-columns-repeated="2" office:value-type="string" calcext:value-type="string">
            <text:p>VBD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Yersinia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enterocolitic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reported</text:p>
          </table:table-cell>
          <table:table-cell table:number-columns-repeated="2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causative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gent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Gastroenteritis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Salmonella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enterotoxins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table:number-columns-repeated="2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discovered</text:p>
          </table:table-cell>
          <table:table-cell table:number-columns-repeated="2" office:value-type="string" calcext:value-type="string">
            <text:p>VBN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Infant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botulism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table:number-columns-repeated="2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reported\</text:p>
          </table:table-cell>
          <table:table-cell table:number-columns-repeated="2" office:value-type="string" calcext:value-type="string">
            <text:p>NNS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Listeriosis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outbreak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U.S.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reported</text:p>
          </table:table-cell>
          <table:table-cell table:number-columns-repeated="2" office:value-type="string" calcext:value-type="string">
            <text:p>VBD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ampylobacter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jejuni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enterotoxin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reported</text:p>
          </table:table-cell>
          <table:table-cell table:number-columns-repeated="2" office:value-type="string" calcext:value-type="string">
            <text:p>VBD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approval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rradiation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table:number-columns-repeated="2"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Trichinella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piralis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pork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.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onfirmed\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important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discoverie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eservati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Canning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vinegar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Swedish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hemist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Preserving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canning</text:p>
          </table:table-cell>
          <table:table-cell office:value-type="string" calcext:value-type="string">
            <text:p>VB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patented</text:p>
          </table:table-cell>
          <table:table-cell office:value-type="string" calcext:value-type="string">
            <text:p>VB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U.S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atent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preserving</text:p>
          </table:table-cell>
          <table:table-cell office:value-type="string" calcext:value-type="string">
            <text:p>VB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can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granted</text:p>
          </table:table-cell>
          <table:table-cell office:value-type="string" calcext:value-type="string">
            <text:p>VB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atent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making</text:p>
          </table:table-cell>
          <table:table-cell office:value-type="string" calcext:value-type="string">
            <text:p>VBG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ondensed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granted</text:p>
          </table:table-cell>
          <table:table-cell office:value-type="string" calcext:value-type="string">
            <text:p>VBN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Canning</text:p>
          </table:table-cell>
          <table:table-cell office:value-type="string" calcext:value-type="string">
            <text:p>VBG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introduced</text:p>
          </table:table-cell>
          <table:table-cell office:value-type="string" calcext:value-type="string">
            <text:p>VB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.Elliott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terilizati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autoclaving</text:p>
          </table:table-cell>
          <table:table-cell office:value-type="string" calcext:value-type="string">
            <text:p>VBG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atent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granted\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ommercial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asteurizati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U.S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refrigerati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ruit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torag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VBD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Chicago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bacteriological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Canning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odium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Benzoate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permitted</text:p>
          </table:table-cell>
          <table:table-cell office:value-type="string" calcext:value-type="string">
            <text:p>VB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eservativ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ertain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food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Preserving</text:p>
          </table:table-cell>
          <table:table-cell office:value-type="string" calcext:value-type="string">
            <text:p>VBG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fruit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vegetable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und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arbon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dioxid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atent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granted</text:p>
          </table:table-cell>
          <table:table-cell office:value-type="string" calcext:value-type="string">
            <text:p>VBN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Franks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Structured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pore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heat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resistanc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performed</text:p>
          </table:table-cell>
          <table:table-cell office:value-type="string" calcext:value-type="string">
            <text:p>VB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Bigelow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Esty\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Industrial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pplicati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ontrolled</text:p>
          </table:table-cell>
          <table:table-cell office:value-type="string" calcext:value-type="string">
            <text:p>VB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tmosphere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torag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pple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Ionizing</text:p>
          </table:table-cell>
          <table:table-cell office:value-type="string" calcext:value-type="string">
            <text:p>VB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radiati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preserve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hamburger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eat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Proctor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troducti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VBD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orbic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approved</text:p>
          </table:table-cell>
          <table:table-cell office:value-type="string" calcext:value-type="string">
            <text:p>VBD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eservativ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important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discoverie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development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icrobiological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technique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us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ott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close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tube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lask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restrict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icrobial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ontaminati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heated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ulture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roths\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Mythylene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dy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stain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queous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uspension\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hermal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resistanc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Endospore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Bacillus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ubtili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revealed</text:p>
          </table:table-cell>
          <table:table-cell office:value-type="string" calcext:value-type="string">
            <text:p>VB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F.Cohn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ultur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treptococcus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Lactis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isolated</text:p>
          </table:table-cell>
          <table:table-cell office:value-type="string" calcext:value-type="string">
            <text:p>VB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diluti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sour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lk\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Robert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Koch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string" calcext:value-type="string">
            <text:p>his</text:p>
          </table:table-cell>
          <table:table-cell office:value-type="string" calcext:value-type="string">
            <text:p>PRP$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introduced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several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important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method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lik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solid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purify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enumerate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Petri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dish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flagellar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staining</text:p>
          </table:table-cell>
          <table:table-cell office:value-type="string" calcext:value-type="string">
            <text:p>VBG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technique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team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terilizati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office:value-type="string" calcext:value-type="string">
            <text:p>WDT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works</text:p>
          </table:table-cell>
          <table:table-cell office:value-type="string" calcext:value-type="string">
            <text:p>VBZ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bov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oiling</text:p>
          </table:table-cell>
          <table:table-cell office:value-type="string" calcext:value-type="string">
            <text:p>VB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hotography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cell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spore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Han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Christian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gram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developed</text:p>
          </table:table-cell>
          <table:table-cell office:value-type="string" calcext:value-type="string">
            <text:p>VBD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Gram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string" calcext:value-type="string">
            <text:p>'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tai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staining</text:p>
          </table:table-cell>
          <table:table-cell office:value-type="string" calcext:value-type="string">
            <text:p>VBG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bacterial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ells\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Important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development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legislati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eat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spection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enacted</text:p>
          </table:table-cell>
          <table:table-cell office:value-type="string" calcext:value-type="string">
            <text:p>VBN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ompulsory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specti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meat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export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urpos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only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mendment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previous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eat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specti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U.S.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FDA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approved</text:p>
          </table:table-cell>
          <table:table-cell office:value-type="string" calcext:value-type="string">
            <text:p>VB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Congress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requirement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asteurization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issued</text:p>
          </table:table-cell>
          <table:table-cell office:value-type="string" calcext:value-type="string">
            <text:p>VB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Drug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Cosmetic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enacted</text:p>
          </table:table-cell>
          <table:table-cell office:value-type="string" calcext:value-type="string">
            <text:p>VB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Miller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esticid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chemical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mendment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Drug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Cosmetic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approved</text:p>
          </table:table-cell>
          <table:table-cell office:value-type="string" calcext:value-type="string">
            <text:p>VB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Congress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ompulsory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oultry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oultry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oduct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enacted</text:p>
          </table:table-cell>
          <table:table-cell office:value-type="string" calcext:value-type="string">
            <text:p>VB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Use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rradiati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eservati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ac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approved</text:p>
          </table:table-cell>
          <table:table-cell office:value-type="string" calcext:value-type="string">
            <text:p>VB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U.S.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FDA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developed</text:p>
          </table:table-cell>
          <table:table-cell office:value-type="string" calcext:value-type="string">
            <text:p>VBD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HACCP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regulati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eat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oultry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ishery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juic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ime\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Recently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mportanc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microorganism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has</text:p>
          </table:table-cell>
          <table:table-cell office:value-type="string" calcext:value-type="string">
            <text:p>VBZ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increased</text:p>
          </table:table-cell>
          <table:table-cell office:value-type="string" calcext:value-type="string">
            <text:p>VB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lot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ue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string" calcext:value-type="string">
            <text:p>their</text:p>
          </table:table-cell>
          <table:table-cell office:value-type="string" calcext:value-type="string">
            <text:p>PRP$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important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oducti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string" calcext:value-type="string">
            <text:p>They</text:p>
          </table:table-cell>
          <table:table-cell office:value-type="string" calcext:value-type="string">
            <text:p>PRP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either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beneficial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harmful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term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mportanc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DT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rganism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equal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terest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biologist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ecause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ifferent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string" calcext:value-type="string">
            <text:p>their</text:p>
          </table:table-cell>
          <table:table-cell office:value-type="string" calcext:value-type="string">
            <text:p>PRP$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etabolites\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important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icrobial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associated</text:p>
          </table:table-cell>
          <table:table-cell office:value-type="string" calcext:value-type="string">
            <text:p>VB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mold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yeast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viruse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otozoa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lgae\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atter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great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oncer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PRP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begins</text:p>
          </table:table-cell>
          <table:table-cell office:value-type="string" calcext:value-type="string">
            <text:p>VBZ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rop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gut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dividual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ware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efor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having</text:p>
          </table:table-cell>
          <table:table-cell office:value-type="string" calcext:value-type="string">
            <text:p>VBG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eal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But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X</text:p>
          </table:table-cell>
        </table:table-row>
        <table:table-row table:style-name="ro1">
          <table:table-cell office:value-type="string" calcext:value-type="string">
            <text:p>there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any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person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belonging</text:p>
          </table:table-cell>
          <table:table-cell office:value-type="string" calcext:value-type="string">
            <text:p>VBG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various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iel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research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dustry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non-government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fficer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WP</text:p>
          </table:table-cell>
        </table:table-row>
        <table:table-row table:style-name="ro1">
          <table:table-cell office:value-type="string" calcext:value-type="string">
            <text:p>who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had</text:p>
          </table:table-cell>
          <table:table-cell office:value-type="string" calcext:value-type="string">
            <text:p>VBD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great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concern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bou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being</text:p>
          </table:table-cell>
          <table:table-cell office:value-type="string" calcext:value-type="string">
            <text:p>VBG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served</text:p>
          </table:table-cell>
          <table:table-cell office:value-type="string" calcext:value-type="string">
            <text:p>VBN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string" calcext:value-type="string">
            <text:p>them</text:p>
          </table:table-cell>
          <table:table-cell office:value-type="string" calcext:value-type="string">
            <text:p>PRP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achieved</text:p>
          </table:table-cell>
          <table:table-cell office:value-type="string" calcext:value-type="string">
            <text:p>VB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dividual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joint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responsibility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everyon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WP</text:p>
          </table:table-cell>
        </table:table-row>
        <table:table-row table:style-name="ro1">
          <table:table-cell office:value-type="string" calcext:value-type="string">
            <text:p>who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involved</text:p>
          </table:table-cell>
          <table:table-cell office:value-type="string" calcext:value-type="string">
            <text:p>VB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VBN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ocessor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onsumer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regulatory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uthority\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considered</text:p>
          </table:table-cell>
          <table:table-cell office:value-type="string" calcext:value-type="string">
            <text:p>VB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safe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being</text:p>
          </table:table-cell>
          <table:table-cell office:value-type="string" calcext:value-type="string">
            <text:p>VBG</text:p>
          </table:table-cell>
          <table:table-cell office:value-type="string" calcext:value-type="string">
            <text:p>WRB</text:p>
          </table:table-cell>
        </table:table-row>
        <table:table-row table:style-name="ro1">
          <table:table-cell office:value-type="string" calcext:value-type="string">
            <text:p>when</text:p>
          </table:table-cell>
          <table:table-cell office:value-type="string" calcext:value-type="string">
            <text:p>WRB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ree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kind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hazard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string" calcext:value-type="string">
            <text:p>which</text:p>
          </table:table-cell>
          <table:table-cell office:value-type="string" calcext:value-type="string">
            <text:p>WDT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responsible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disease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ncient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people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ware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oodborne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disease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lthough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known</text:p>
          </table:table-cell>
          <table:table-cell office:value-type="string" calcext:value-type="string">
            <text:p>VBN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people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office:value-type="string" calcext:value-type="string">
            <text:p>WD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spoil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However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string" calcext:value-type="string">
            <text:p>they</text:p>
          </table:table-cell>
          <table:table-cell office:value-type="string" calcext:value-type="string">
            <text:p>PRP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ware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reas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ehin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poilag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subsequent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diseas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oncepti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spoiled</text:p>
          </table:table-cell>
          <table:table-cell office:value-type="string" calcext:value-type="string">
            <text:p>VB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f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late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19th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entury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Scientist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egun</text:p>
          </table:table-cell>
          <table:table-cell office:value-type="string" calcext:value-type="string">
            <text:p>VBN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understand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bou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string" calcext:value-type="string">
            <text:p>their</text:p>
          </table:table-cell>
          <table:table-cell office:value-type="string" calcext:value-type="string">
            <text:p>PRP$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relationship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disease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  <table:table-cell office:value-type="string" calcext:value-type="string">
            <text:p>WRB</text:p>
          </table:table-cell>
        </table:table-row>
        <table:table-row table:style-name="ro1">
          <table:table-cell office:value-type="string" calcext:value-type="string">
            <text:p>why</text:p>
          </table:table-cell>
          <table:table-cell office:value-type="string" calcext:value-type="string">
            <text:p>WRB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actually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various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inding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venti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regulation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standard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VBN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knowledg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developmental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wo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decade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presented</text:p>
          </table:table-cell>
          <table:table-cell office:value-type="string" calcext:value-type="string">
            <text:p>VB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lid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affected</text:p>
          </table:table-cell>
          <table:table-cell office:value-type="string" calcext:value-type="string">
            <text:p>VB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four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factor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hanging</text:p>
          </table:table-cell>
          <table:table-cell office:value-type="string" calcext:value-type="string">
            <text:p>VBG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demographic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lifestyle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demand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onsumer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oducti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economic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emergenc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pathogenic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microorganism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prime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bjectiv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mplementati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establishment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provide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preventive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pproach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identify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prevent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reduce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oodborne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hazard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lik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biological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gent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string" calcext:value-type="string">
            <text:p>which</text:p>
          </table:table-cell>
          <table:table-cell office:value-type="string" calcext:value-type="string">
            <text:p>WDT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could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risk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poisoning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safe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eating</text:p>
          </table:table-cell>
          <table:table-cell office:value-type="string" calcext:value-type="string">
            <text:p>VBG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well-designed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FSMS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necessary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measure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manufacturing</text:p>
          </table:table-cell>
          <table:table-cell office:value-type="string" calcext:value-type="string">
            <text:p>VBG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unit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comply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hygiene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regulati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ensure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prepared</text:p>
          </table:table-cell>
          <table:table-cell office:value-type="string" calcext:value-type="string">
            <text:p>VB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l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hygienic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safe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consumer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hes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program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preventive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VB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experienced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professional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taff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various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stage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oducti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exposur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contaminant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any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programme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integrated</text:p>
          </table:table-cell>
          <table:table-cell office:value-type="string" calcext:value-type="string">
            <text:p>VBN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produce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safe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hygiene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consistently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onsumpti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hes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programme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include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gricultural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practice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office:value-type="string" calcext:value-type="string">
            <text:p>WDT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called</text:p>
          </table:table-cell>
          <table:table-cell office:value-type="string" calcext:value-type="string">
            <text:p>VB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GAP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anufacturing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practice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(</text:p>
          </table:table-cell>
        </table:table-row>
        <table:table-row table:style-name="ro1">
          <table:table-cell table:number-columns-repeated="2" office:value-type="string" calcext:value-type="string">
            <text:p>(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GMP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Hygienic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practice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(</text:p>
          </table:table-cell>
        </table:table-row>
        <table:table-row table:style-name="ro1">
          <table:table-cell table:number-columns-repeated="2" office:value-type="string" calcext:value-type="string">
            <text:p>(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GHP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Hazard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nalysis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Critical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(</text:p>
          </table:table-cell>
        </table:table-row>
        <table:table-row table:style-name="ro1">
          <table:table-cell table:number-columns-repeated="2" office:value-type="string" calcext:value-type="string">
            <text:p>(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HACCP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(</text:p>
          </table:table-cell>
        </table:table-row>
        <table:table-row table:style-name="ro1">
          <table:table-cell table:number-columns-repeated="2" office:value-type="string" calcext:value-type="string">
            <text:p>(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QMS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SO90001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(</text:p>
          </table:table-cell>
        </table:table-row>
        <table:table-row table:style-name="ro1">
          <table:table-cell table:number-columns-repeated="2" office:value-type="string" calcext:value-type="string">
            <text:p>(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FSMS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ISO22000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Microbiological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risk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ssessment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mplementati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involves</text:p>
          </table:table-cell>
          <table:table-cell office:value-type="string" calcext:value-type="string">
            <text:p>VBZ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lend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law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standard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ccepted</text:p>
          </table:table-cell>
          <table:table-cell office:value-type="string" calcext:value-type="string">
            <text:p>VBD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practice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involving</text:p>
          </table:table-cell>
          <table:table-cell office:value-type="string" calcext:value-type="string">
            <text:p>VBG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International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rganization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lik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WTO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Codex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limentarius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Commission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dustry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rganizati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research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gencie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Independent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bodie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Independent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ertification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odies\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ajor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cus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poilag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llnesse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ermentati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eservati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hygien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nitati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establishment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icrobiological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risk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ssessment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dustry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EX</text:p>
          </table:table-cell>
        </table:table-row>
        <table:table-row table:style-name="ro1">
          <table:table-cell office:value-type="string" calcext:value-type="string">
            <text:p>there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several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designati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string" calcext:value-type="string">
            <text:p>which</text:p>
          </table:table-cell>
          <table:table-cell office:value-type="string" calcext:value-type="string">
            <text:p>WDT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could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given</text:p>
          </table:table-cell>
          <table:table-cell office:value-type="string" calcext:value-type="string">
            <text:p>VBN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ofessional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ased</text:p>
          </table:table-cell>
          <table:table-cell office:value-type="string" calcext:value-type="string">
            <text:p>VB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string" calcext:value-type="string">
            <text:p>their</text:p>
          </table:table-cell>
          <table:table-cell office:value-type="string" calcext:value-type="string">
            <text:p>PRP$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qualificati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professional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such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Officer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ssurance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professional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retail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dustry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testing</text:p>
          </table:table-cell>
          <table:table-cell office:value-type="string" calcext:value-type="string">
            <text:p>VB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laboratory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Officer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regulatory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bodie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rganization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Microbiologist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Research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cientist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esting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uditor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ertificati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specti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bodie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Trainer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ounselor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onsultant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dvisor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moreover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dividual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string" calcext:value-type="string">
            <text:p>his</text:p>
          </table:table-cell>
          <table:table-cell office:value-type="string" calcext:value-type="string">
            <text:p>PRP$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 office:value-type="string" calcext:value-type="string">
            <text:p>PRP$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tartup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professional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certifying</text:p>
          </table:table-cell>
          <table:table-cell office:value-type="string" calcext:value-type="string">
            <text:p>VBG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auditing</text:p>
          </table:table-cell>
          <table:table-cell office:value-type="string" calcext:value-type="string">
            <text:p>VBG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table:number-columns-repeated="2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focuses</text:p>
          </table:table-cell>
          <table:table-cell office:value-type="string" calcext:value-type="string">
            <text:p>VBZ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icrobial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ecology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related</text:p>
          </table:table-cell>
          <table:table-cell office:value-type="string" calcext:value-type="string">
            <text:p>VBN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lik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poilag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ermentati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eservati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vestigati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oodborne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utbreak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manufacturing</text:p>
          </table:table-cell>
          <table:table-cell office:value-type="string" calcext:value-type="string">
            <text:p>VBG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unit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table:number-columns-repeated="2"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international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legislation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development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string" calcext:value-type="string">
            <text:p>which</text:p>
          </table:table-cell>
          <table:table-cell office:value-type="string" calcext:value-type="string">
            <text:p>WDT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stretched</text:p>
          </table:table-cell>
          <table:table-cell office:value-type="string" calcext:value-type="string">
            <text:p>VBD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several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centurie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eventually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VBD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recognitio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mportanc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JJR</text:p>
          </table:table-cell>
        </table:table-row>
        <table:table-row table:style-name="ro1">
          <table:table-cell office:value-type="string" calcext:value-type="string">
            <text:p>more</text:p>
          </table:table-cell>
          <table:table-cell office:value-type="string" calcext:value-type="string">
            <text:p>JJR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iverse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microorganism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product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11:23:54.3152768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9T21:30:27.010878982</meta:creation-date>
    <dc:date>2020-04-20T11:25:43.788090331</dc:date>
    <meta:editing-duration>PT3M13S</meta:editing-duration>
    <meta:editing-cycles>2</meta:editing-cycles>
    <meta:generator>LibreOffice/6.4.2.2$Linux_X86_64 LibreOffice_project/40$Build-2</meta:generator>
    <meta:document-statistic meta:table-count="1" meta:cell-count="6284" meta:object-count="0"/>
  </office:meta>
</office:document-meta>
</file>